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851" officeooo:paragraph-rsid="000b2851"/>
    </style:style>
    <style:style style:name="T1" style:family="text">
      <style:text-properties officeooo:rsid="000bde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ur file <text:span text:style-name="T1">modified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21:01:08.686539256</meta:creation-date>
    <dc:date>2020-02-26T21:17:55.043849271</dc:date>
    <meta:editing-duration>PT52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1" meta:word-count="3" meta:character-count="18" meta:non-whitespace-character-count="16"/>
  </office:meta>
</office:document-meta>
</file>